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5" style:family="table">
      <style:table-properties style:width="7.435cm" fo:margin-left="0cm" table:align="left"/>
    </style:style>
    <style:style style:name="Tabelle35.A" style:family="table-column">
      <style:table-column-properties style:column-width="4.748cm"/>
    </style:style>
    <style:style style:name="Tabelle35.B" style:family="table-column">
      <style:table-column-properties style:column-width="2.686cm"/>
    </style:style>
    <style:style style:name="Tabelle35.A1" style:family="table-cell">
      <style:table-cell-properties style:vertical-align="" fo:padding="0.049cm" fo:border-left="none" fo:border-right="none" fo:border-top="none" fo:border-bottom="0.5pt solid #999999"/>
    </style:style>
    <style:style style:name="Tabelle36" style:family="table">
      <style:table-properties style:width="7.197cm" fo:margin-left="0.229cm" table:align="left"/>
    </style:style>
    <style:style style:name="Tabelle36.A" style:family="table-column">
      <style:table-column-properties style:column-width="4.796cm"/>
    </style:style>
    <style:style style:name="Tabelle36.B" style:family="table-column">
      <style:table-column-properties style:column-width="2.401cm"/>
    </style:style>
    <style:style style:name="Tabelle36.1" style:family="table-row">
      <style:table-row-properties style:min-row-height="0.102cm"/>
    </style:style>
    <style:style style:name="Tabelle36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7" style:family="table">
      <style:table-properties style:width="7.303cm" fo:margin-left="0.31cm" table:align="left"/>
    </style:style>
    <style:style style:name="Tabelle37.A" style:family="table-column">
      <style:table-column-properties style:column-width="4.096cm"/>
    </style:style>
    <style:style style:name="Tabelle37.B" style:family="table-column">
      <style:table-column-properties style:column-width="3.207cm"/>
    </style:style>
    <style:style style:name="Tabelle37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9.B1" style:family="table-cell">
      <style:table-cell-properties fo:padding="0.049cm" fo:border-left="none" fo:border-right="none" fo:border-top="none" fo:border-bottom="0.5pt solid #999999"/>
    </style:style>
    <style:style style:name="Tabelle31" style:family="table">
      <style:table-properties style:width="7.654cm" fo:margin-left="0cm" table:align="left"/>
    </style:style>
    <style:style style:name="Tabelle31.A" style:family="table-column">
      <style:table-column-properties style:column-width="0.208cm"/>
    </style:style>
    <style:style style:name="Tabelle31.B" style:family="table-column">
      <style:table-column-properties style:column-width="4.195cm"/>
    </style:style>
    <style:style style:name="Tabelle31.C" style:family="table-column">
      <style:table-column-properties style:column-width="3.251cm"/>
    </style:style>
    <style:style style:name="Tabelle31.A1" style:family="table-cell">
      <style:table-cell-properties fo:padding="0.049cm" fo:border="none"/>
    </style:style>
    <style:style style:name="Tabelle30" style:family="table">
      <style:table-properties style:width="7.673cm" fo:margin-left="0cm" table:align="left"/>
    </style:style>
    <style:style style:name="Tabelle30.A" style:family="table-column">
      <style:table-column-properties style:column-width="4.12cm"/>
    </style:style>
    <style:style style:name="Tabelle30.B" style:family="table-column">
      <style:table-column-properties style:column-width="3.552cm"/>
    </style:style>
    <style:style style:name="Tabelle30.A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28cm"/>
    </style:style>
    <style:style style:name="Tabelle33.B" style:family="table-column">
      <style:table-column-properties style:column-width="4.119cm"/>
    </style:style>
    <style:style style:name="Tabelle33.C" style:family="table-column">
      <style:table-column-properties style:column-width="3.307cm"/>
    </style:style>
    <style:style style:name="Tabelle33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1" style:family="table">
      <style:table-properties style:width="17cm" table:align="margins" style:shadow="none"/>
    </style:style>
    <style:style style:name="Tabelle11.A" style:family="table-column">
      <style:table-column-properties style:column-width="12.494cm" style:rel-column-width="48161*"/>
    </style:style>
    <style:style style:name="Tabelle11.B" style:family="table-column">
      <style:table-column-properties style:column-width="4.507cm" style:rel-column-width="17374*"/>
    </style:style>
    <style:style style:name="Tabelle11.A1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le5" style:family="table">
      <style:table-properties style:width="17cm" table:align="margins" style:shadow="none"/>
    </style:style>
    <style:style style:name="Tabelle5.A" style:family="table-column">
      <style:table-column-properties style:column-width="5.893cm" style:rel-column-width="22717*"/>
    </style:style>
    <style:style style:name="Tabelle5.B" style:family="table-column">
      <style:table-column-properties style:column-width="1.91cm" style:rel-column-width="7364*"/>
    </style:style>
    <style:style style:name="Tabelle5.C" style:family="table-column">
      <style:table-column-properties style:column-width="1.796cm" style:rel-column-width="6922*"/>
    </style:style>
    <style:style style:name="Tabelle5.D" style:family="table-column">
      <style:table-column-properties style:column-width="2.94cm" style:rel-column-width="11335*"/>
    </style:style>
    <style:style style:name="Tabelle5.E" style:family="table-column">
      <style:table-column-properties style:column-width="1.7cm" style:rel-column-width="6554*"/>
    </style:style>
    <style:style style:name="Tabelle5.F" style:family="table-column">
      <style:table-column-properties style:column-width="2.76cm" style:rel-column-width="10643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ccccc" fo:padding="0.097cm" fo:border="0.05pt solid #000000">
        <style:background-image/>
      </style:table-cell-properties>
    </style:style>
    <style:style style:name="Tabelle7" style:family="table">
      <style:table-properties style:width="17cm" table:align="margins" style:may-break-between-rows="true"/>
    </style:style>
    <style:style style:name="Tabelle7.A" style:family="table-column">
      <style:table-column-properties style:column-width="5.893cm" style:rel-column-width="22717*"/>
    </style:style>
    <style:style style:name="Tabelle7.B" style:family="table-column">
      <style:table-column-properties style:column-width="1.91cm" style:rel-column-width="7364*"/>
    </style:style>
    <style:style style:name="Tabelle7.C" style:family="table-column">
      <style:table-column-properties style:column-width="1.796cm" style:rel-column-width="6922*"/>
    </style:style>
    <style:style style:name="Tabelle7.D" style:family="table-column">
      <style:table-column-properties style:column-width="2.94cm" style:rel-column-width="11335*"/>
    </style:style>
    <style:style style:name="Tabelle7.E" style:family="table-column">
      <style:table-column-properties style:column-width="1.7cm" style:rel-column-width="6554*"/>
    </style:style>
    <style:style style:name="Tabelle7.F" style:family="table-column">
      <style:table-column-properties style:column-width="2.76cm" style:rel-column-width="10643*"/>
    </style:style>
    <style:style style:name="Tabelle7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7.F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03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02cm"/>
    </style:style>
    <style:style style:name="Tabelle22.A1" style:family="table-cell">
      <style:table-cell-properties fo:padding="0.049cm" fo:border="none"/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54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57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54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57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39" style:family="table">
      <style:table-properties style:width="17cm" table:align="margins"/>
    </style:style>
    <style:style style:name="Tabelle39.A" style:family="table-column">
      <style:table-column-properties style:column-width="5.893cm" style:rel-column-width="22717*"/>
    </style:style>
    <style:style style:name="Tabelle39.B" style:family="table-column">
      <style:table-column-properties style:column-width="1.91cm" style:rel-column-width="7364*"/>
    </style:style>
    <style:style style:name="Tabelle39.C" style:family="table-column">
      <style:table-column-properties style:column-width="1.796cm" style:rel-column-width="6922*"/>
    </style:style>
    <style:style style:name="Tabelle39.D" style:family="table-column">
      <style:table-column-properties style:column-width="2.94cm" style:rel-column-width="11335*"/>
    </style:style>
    <style:style style:name="Tabelle39.E" style:family="table-column">
      <style:table-column-properties style:column-width="1.7cm" style:rel-column-width="6554*"/>
    </style:style>
    <style:style style:name="Tabelle39.F" style:family="table-column">
      <style:table-column-properties style:column-width="2.76cm" style:rel-column-width="10643*"/>
    </style:style>
    <style:style style:name="Tabelle39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Tabelle12" style:family="table">
      <style:table-properties style:width="17cm" table:align="margins" style:shadow="none"/>
    </style:style>
    <style:style style:name="Tabelle12.A" style:family="table-column">
      <style:table-column-properties style:column-width="12.492cm" style:rel-column-width="7082*"/>
    </style:style>
    <style:style style:name="Tabelle12.B" style:family="table-column">
      <style:table-column-properties style:column-width="4.509cm" style:rel-column-width="2556*"/>
    </style:style>
    <style:style style:name="Tabelle12.A1" style:family="table-cell">
      <style:table-cell-properties fo:background-color="#dddddd" fo:padding="0.097cm" fo:border-left="none" fo:border-right="none" fo:border-top="1pt solid #000000" fo:border-bottom="none">
        <style:background-image/>
      </style:table-cell-properties>
    </style:style>
    <style:style style:name="Tabelle49" style:family="table">
      <style:table-properties style:width="17cm" table:align="margins" style:shadow="none"/>
    </style:style>
    <style:style style:name="Tabelle49.A" style:family="table-column">
      <style:table-column-properties style:column-width="5.893cm" style:rel-column-width="22717*"/>
    </style:style>
    <style:style style:name="Tabelle49.B" style:family="table-column">
      <style:table-column-properties style:column-width="1.91cm" style:rel-column-width="7364*"/>
    </style:style>
    <style:style style:name="Tabelle49.C" style:family="table-column">
      <style:table-column-properties style:column-width="1.796cm" style:rel-column-width="6922*"/>
    </style:style>
    <style:style style:name="Tabelle49.D" style:family="table-column">
      <style:table-column-properties style:column-width="2.94cm" style:rel-column-width="11335*"/>
    </style:style>
    <style:style style:name="Tabelle49.E" style:family="table-column">
      <style:table-column-properties style:column-width="1.7cm" style:rel-column-width="6554*"/>
    </style:style>
    <style:style style:name="Tabelle49.F" style:family="table-column">
      <style:table-column-properties style:column-width="2.76cm" style:rel-column-width="10643*"/>
    </style:style>
    <style:style style:name="Tabelle4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9.F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officeooo:paragraph-rsid="0011662f"/>
    </style:style>
    <style:style style:name="P3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9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0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1" style:family="paragraph" style:parent-style-name="Standard">
      <style:text-properties officeooo:rsid="00504db6" officeooo:paragraph-rsid="0011662f"/>
    </style:style>
    <style:style style:name="P12" style:family="paragraph" style:parent-style-name="Standard">
      <style:text-properties officeooo:rsid="00504db6" officeooo:paragraph-rsid="02626272"/>
    </style:style>
    <style:style style:name="P13" style:family="paragraph" style:parent-style-name="Standard">
      <style:text-properties officeooo:rsid="00504db6" officeooo:paragraph-rsid="0266cb16"/>
    </style:style>
    <style:style style:name="P14" style:family="paragraph" style:parent-style-name="Standard">
      <style:text-properties officeooo:rsid="0148cb81" officeooo:paragraph-rsid="019bde37"/>
    </style:style>
    <style:style style:name="P15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17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18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19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0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23" style:family="paragraph" style:parent-style-name="Standard">
      <style:text-properties officeooo:paragraph-rsid="018a4547"/>
    </style:style>
    <style:style style:name="P24" style:family="paragraph" style:parent-style-name="Standard">
      <style:text-properties officeooo:paragraph-rsid="027764ab"/>
    </style:style>
    <style:style style:name="P25" style:family="paragraph" style:parent-style-name="Standard">
      <style:text-properties officeooo:rsid="0275a19d" officeooo:paragraph-rsid="0011662f"/>
    </style:style>
    <style:style style:name="P26" style:family="paragraph" style:parent-style-name="Standard">
      <style:text-properties officeooo:rsid="027bb793" officeooo:paragraph-rsid="0011662f"/>
    </style:style>
    <style:style style:name="P27" style:family="paragraph" style:parent-style-name="Standard">
      <style:text-properties officeooo:rsid="027bb793" officeooo:paragraph-rsid="0194529a"/>
    </style:style>
    <style:style style:name="P28" style:family="paragraph" style:parent-style-name="Standard">
      <style:text-properties officeooo:rsid="027bb793" officeooo:paragraph-rsid="02626272"/>
    </style:style>
    <style:style style:name="P29" style:family="paragraph" style:parent-style-name="Standard">
      <style:text-properties officeooo:rsid="027bb793" officeooo:paragraph-rsid="02630a19"/>
    </style:style>
    <style:style style:name="P30" style:family="paragraph" style:parent-style-name="Standard">
      <style:text-properties officeooo:rsid="027bb793" officeooo:paragraph-rsid="02a262fe"/>
    </style:style>
    <style:style style:name="P31" style:family="paragraph" style:parent-style-name="Standard">
      <style:text-properties officeooo:rsid="027bb793" officeooo:paragraph-rsid="02981f97"/>
    </style:style>
    <style:style style:name="P32" style:family="paragraph" style:parent-style-name="Standard">
      <style:text-properties officeooo:rsid="027bb793" officeooo:paragraph-rsid="017cf537"/>
    </style:style>
    <style:style style:name="P33" style:family="paragraph" style:parent-style-name="Standard">
      <style:text-properties officeooo:rsid="027bb793" officeooo:paragraph-rsid="02150116"/>
    </style:style>
    <style:style style:name="P34" style:family="paragraph" style:parent-style-name="Standard">
      <style:text-properties officeooo:rsid="027bb793" officeooo:paragraph-rsid="013d717b"/>
    </style:style>
    <style:style style:name="P35" style:family="paragraph" style:parent-style-name="Standard">
      <style:text-properties officeooo:rsid="027bb793" officeooo:paragraph-rsid="0233b4fd"/>
    </style:style>
    <style:style style:name="P36" style:family="paragraph" style:parent-style-name="Standard">
      <style:text-properties officeooo:rsid="027bb793" officeooo:paragraph-rsid="0266cb16"/>
    </style:style>
    <style:style style:name="P37" style:family="paragraph" style:parent-style-name="Standard">
      <style:text-properties officeooo:rsid="027d3b0a" officeooo:paragraph-rsid="0266cb16"/>
    </style:style>
    <style:style style:name="P38" style:family="paragraph" style:parent-style-name="Standard">
      <style:text-properties officeooo:rsid="027d3b0a" officeooo:paragraph-rsid="01d5056c"/>
    </style:style>
    <style:style style:name="P39" style:family="paragraph" style:parent-style-name="Standard">
      <style:text-properties officeooo:rsid="027d3b0a" officeooo:paragraph-rsid="00dc0db3"/>
    </style:style>
    <style:style style:name="P40" style:family="paragraph" style:parent-style-name="Standard">
      <style:text-properties officeooo:rsid="027d3b0a" officeooo:paragraph-rsid="00cc61e2"/>
    </style:style>
    <style:style style:name="P41" style:family="paragraph" style:parent-style-name="Standard">
      <style:text-properties officeooo:rsid="027d3b0a" officeooo:paragraph-rsid="0011662f"/>
    </style:style>
    <style:style style:name="P42" style:family="paragraph" style:parent-style-name="Standard">
      <style:text-properties officeooo:rsid="027e25fd" officeooo:paragraph-rsid="0011662f"/>
    </style:style>
    <style:style style:name="P43" style:family="paragraph" style:parent-style-name="Standard">
      <style:text-properties officeooo:rsid="027e25fd" officeooo:paragraph-rsid="013ef1eb"/>
    </style:style>
    <style:style style:name="P44" style:family="paragraph" style:parent-style-name="Standard">
      <style:text-properties officeooo:rsid="027e25fd" officeooo:paragraph-rsid="026c3fa9"/>
    </style:style>
    <style:style style:name="P45" style:family="paragraph" style:parent-style-name="Standard">
      <style:text-properties officeooo:rsid="027e25fd" officeooo:paragraph-rsid="0193230f"/>
    </style:style>
    <style:style style:name="P46" style:family="paragraph" style:parent-style-name="Table_20_Contents">
      <style:text-properties fo:font-size="8pt" style:font-size-asian="8pt" style:font-size-complex="8pt"/>
    </style:style>
    <style:style style:name="P47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48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49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50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51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52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53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54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5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6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57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58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5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6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61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62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63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64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65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67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6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69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72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73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5" style:family="paragraph" style:parent-style-name="Table_20_Contents">
      <style:paragraph-properties fo:text-align="center" style:justify-single-word="false"/>
      <style:text-properties fo:font-size="8pt" officeooo:paragraph-rsid="01d5056c" style:font-size-asian="8pt" style:font-size-complex="8pt"/>
    </style:style>
    <style:style style:name="P76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77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78" style:family="paragraph" style:parent-style-name="Table_20_Contents">
      <style:text-properties fo:font-size="8pt" officeooo:paragraph-rsid="00dc0db3" style:font-size-asian="8pt" style:font-size-complex="8pt"/>
    </style:style>
    <style:style style:name="P79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80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81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82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83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84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85" style:family="paragraph" style:parent-style-name="Table_20_Contents">
      <style:text-properties fo:font-size="8pt" officeooo:rsid="01018c73" style:font-size-asian="8pt" style:font-size-complex="8pt"/>
    </style:style>
    <style:style style:name="P86" style:family="paragraph" style:parent-style-name="Table_20_Contents">
      <style:text-properties fo:font-size="8pt" officeooo:paragraph-rsid="00eb2b76" style:font-size-asian="8pt" style:font-size-complex="8pt"/>
    </style:style>
    <style:style style:name="P87" style:family="paragraph" style:parent-style-name="Table_20_Contents">
      <style:text-properties fo:font-size="8pt" officeooo:paragraph-rsid="00efd68e" style:font-size-asian="8pt" style:font-size-complex="8pt"/>
    </style:style>
    <style:style style:name="P88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89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90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9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9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93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94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95" style:family="paragraph" style:parent-style-name="Table_20_Contents">
      <style:text-properties fo:font-size="8pt" officeooo:paragraph-rsid="02626272" style:font-size-asian="8pt" style:font-size-complex="8pt"/>
    </style:style>
    <style:style style:name="P96" style:family="paragraph" style:parent-style-name="Table_20_Contents">
      <style:text-properties fo:font-size="8pt" officeooo:paragraph-rsid="0266cb16" style:font-size-asian="8pt" style:font-size-complex="8pt"/>
    </style:style>
    <style:style style:name="P9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98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99" style:family="paragraph" style:parent-style-name="Table_20_Contents">
      <style:paragraph-properties fo:text-align="end" style:justify-single-word="false"/>
      <style:text-properties fo:font-size="8pt" officeooo:rsid="01d2d35b" style:font-size-asian="8pt" style:font-size-complex="8pt"/>
    </style:style>
    <style:style style:name="P100" style:family="paragraph" style:parent-style-name="Table_20_Contents">
      <style:paragraph-properties fo:text-align="end" style:justify-single-word="false"/>
      <style:text-properties fo:font-size="8pt" officeooo:rsid="01d2d35b" officeooo:paragraph-rsid="01cbb788" style:font-size-asian="8pt" style:font-size-complex="8pt"/>
    </style:style>
    <style:style style:name="P101" style:family="paragraph" style:parent-style-name="Table_20_Contents">
      <style:paragraph-properties fo:text-align="end" style:justify-single-word="false"/>
      <style:text-properties fo:font-size="8pt" officeooo:rsid="01d2d35b" officeooo:paragraph-rsid="01d5056c" style:font-size-asian="8pt" style:font-size-complex="8pt"/>
    </style:style>
    <style:style style:name="P102" style:family="paragraph" style:parent-style-name="Table_20_Contents">
      <style:text-properties fo:font-size="8pt" officeooo:paragraph-rsid="01d5056c" style:font-size-asian="8pt" style:font-size-complex="8pt"/>
    </style:style>
    <style:style style:name="P103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0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0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10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11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12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13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20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21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22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23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24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25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26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27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28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29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30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31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34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35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36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37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38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39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40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42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44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45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style:font-size-asian="8pt" style:font-style-asian="normal" style:font-weight-asian="normal" style:font-size-complex="8pt" style:font-style-complex="normal" style:font-weight-complex="normal"/>
    </style:style>
    <style:style style:name="P146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1d5056c" style:font-size-asian="8pt" style:font-style-asian="normal" style:font-weight-asian="normal" style:font-size-complex="8pt" style:font-style-complex="normal" style:font-weight-complex="normal"/>
    </style:style>
    <style:style style:name="P147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53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154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157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0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61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162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163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164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165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166" style:family="paragraph" style:parent-style-name="Table_20_Contents">
      <style:paragraph-properties fo:text-align="end" style:justify-single-word="false"/>
      <style:text-properties fo:font-size="10pt" officeooo:rsid="01c7c130" officeooo:paragraph-rsid="01d5056c" style:font-size-asian="10pt" style:font-size-complex="10pt"/>
    </style:style>
    <style:style style:name="P167" style:family="paragraph" style:parent-style-name="Table_20_Contents">
      <style:text-properties fo:font-size="10pt" officeooo:rsid="01c7c130" officeooo:paragraph-rsid="01d5056c" style:font-size-asian="10pt" style:font-size-complex="10pt"/>
    </style:style>
    <style:style style:name="P168" style:family="paragraph" style:parent-style-name="Table_20_Contents">
      <style:paragraph-properties fo:text-align="center" style:justify-single-word="false"/>
      <style:text-properties fo:font-size="10pt" officeooo:rsid="01d196ba" officeooo:paragraph-rsid="01d5056c" style:font-size-asian="10pt" style:font-size-complex="10pt"/>
    </style:style>
    <style:style style:name="P169" style:family="paragraph" style:parent-style-name="Table_20_Contents">
      <style:text-properties fo:font-size="10pt" officeooo:paragraph-rsid="0011662f" style:font-size-asian="10pt" style:font-size-complex="10pt"/>
    </style:style>
    <style:style style:name="P170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171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172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173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174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175" style:family="paragraph" style:parent-style-name="Table_20_Contents">
      <style:text-properties fo:font-size="10pt" fo:font-weight="normal" officeooo:rsid="003e7a7f" officeooo:paragraph-rsid="0194529a" style:font-size-asian="10pt" style:font-weight-asian="normal" style:font-size-complex="10pt" style:font-weight-complex="normal"/>
    </style:style>
    <style:style style:name="P176" style:family="paragraph" style:parent-style-name="Table_20_Contents">
      <style:text-properties fo:font-size="10pt" fo:font-weight="normal" officeooo:rsid="003e7a7f" officeooo:paragraph-rsid="0017ab7e" style:font-size-asian="10pt" style:font-weight-asian="normal" style:font-size-complex="10pt" style:font-weight-complex="normal"/>
    </style:style>
    <style:style style:name="P177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178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179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181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182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183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188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189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190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191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93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196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197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19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01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02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03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04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05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06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07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08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0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10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11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12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13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14" style:family="paragraph" style:parent-style-name="Standard">
      <style:paragraph-properties fo:break-before="page"/>
      <style:text-properties officeooo:rsid="00504db6" officeooo:paragraph-rsid="02626272"/>
    </style:style>
    <style:style style:name="P215" style:family="paragraph" style:parent-style-name="Standard">
      <style:paragraph-properties fo:break-before="page"/>
      <style:text-properties officeooo:rsid="00504db6" officeooo:paragraph-rsid="0011662f"/>
    </style:style>
    <style:style style:name="P216" style:family="paragraph" style:parent-style-name="Standard">
      <style:paragraph-properties fo:break-before="page"/>
      <style:text-properties officeooo:paragraph-rsid="0011662f"/>
    </style:style>
    <style:style style:name="P217" style:family="paragraph" style:parent-style-name="Standard">
      <style:text-properties officeooo:rsid="02a5c7aa"/>
    </style:style>
    <style:style style:name="P218" style:family="paragraph" style:parent-style-name="Standard">
      <style:text-properties officeooo:rsid="02a5c7aa" officeooo:paragraph-rsid="02981f97"/>
    </style:style>
    <style:style style:name="P219" style:family="paragraph" style:parent-style-name="Standard">
      <style:text-properties officeooo:rsid="02a5c7aa" officeooo:paragraph-rsid="02a5c7aa"/>
    </style:style>
    <style:style style:name="P220" style:family="paragraph" style:parent-style-name="Standard">
      <style:text-properties officeooo:rsid="02a5c7aa" officeooo:paragraph-rsid="02a78b34"/>
    </style:style>
    <style:style style:name="P221" style:family="paragraph" style:parent-style-name="Standard">
      <style:text-properties officeooo:rsid="027d3b0a" officeooo:paragraph-rsid="01d5056c"/>
    </style:style>
    <style:style style:name="P222" style:family="paragraph" style:parent-style-name="Standard">
      <style:text-properties officeooo:rsid="027d3b0a" officeooo:paragraph-rsid="02a78b34"/>
    </style:style>
    <style:style style:name="P223" style:family="paragraph" style:parent-style-name="Standard">
      <style:text-properties fo:font-size="8pt" style:font-size-asian="8pt" style:font-size-complex="8pt"/>
    </style:style>
    <style:style style:name="P224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22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26" style:family="paragraph" style:parent-style-name="Standard">
      <style:text-properties fo:font-size="10pt" fo:font-weight="bold" officeooo:paragraph-rsid="02a78b34" style:font-size-asian="10pt" style:font-weight-asian="bold" style:font-size-complex="10pt" style:font-weight-complex="bold"/>
    </style:style>
    <style:style style:name="P227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8" style:family="paragraph" style:parent-style-name="Standard">
      <style:paragraph-properties fo:text-align="end" style:justify-single-word="false"/>
      <style:text-properties fo:font-size="10pt" fo:font-weight="bold" officeooo:paragraph-rsid="02a78b34" style:font-size-asian="10pt" style:font-weight-asian="bold" style:font-size-complex="10pt" style:font-weight-complex="bold"/>
    </style:style>
    <style:style style:name="P229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30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3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32" style:family="paragraph" style:parent-style-name="Heading_20_1">
      <style:paragraph-properties fo:break-before="page"/>
      <style:text-properties officeooo:paragraph-rsid="02a4cc4c"/>
    </style:style>
    <style:style style:name="P233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34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235" style:family="paragraph" style:parent-style-name="Heading_20_2">
      <style:paragraph-properties fo:break-before="page"/>
      <style:text-properties officeooo:paragraph-rsid="026462c6"/>
    </style:style>
    <style:style style:name="P236" style:family="paragraph" style:parent-style-name="Heading_20_2">
      <style:paragraph-properties fo:break-before="page"/>
      <style:text-properties officeooo:paragraph-rsid="01759371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fo:font-weight="normal" officeooo:rsid="02a78b34" style:font-weight-asian="normal" style:font-weight-complex="normal"/>
    </style:style>
    <style:style style:name="T12" style:family="text">
      <style:text-properties officeooo:rsid="00413775"/>
    </style:style>
    <style:style style:name="T13" style:family="text">
      <style:text-properties officeooo:rsid="0047a1d1"/>
    </style:style>
    <style:style style:name="T14" style:family="text">
      <style:text-properties officeooo:rsid="006386f9"/>
    </style:style>
    <style:style style:name="T15" style:family="text">
      <style:text-properties officeooo:rsid="009b7cc0"/>
    </style:style>
    <style:style style:name="T16" style:family="text">
      <style:text-properties officeooo:rsid="009bc103"/>
    </style:style>
    <style:style style:name="T17" style:family="text">
      <style:text-properties officeooo:rsid="00a2ccee"/>
    </style:style>
    <style:style style:name="T18" style:family="text">
      <style:text-properties officeooo:rsid="00cb438a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3" style:family="text">
      <style:text-properties fo:font-style="normal" officeooo:rsid="01018c73" style:font-style-asian="normal" style:font-style-complex="normal"/>
    </style:style>
    <style:style style:name="T24" style:family="text">
      <style:text-properties officeooo:rsid="01018c73"/>
    </style:style>
    <style:style style:name="T25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7" style:family="text">
      <style:text-properties officeooo:rsid="01389878"/>
    </style:style>
    <style:style style:name="T28" style:family="text">
      <style:text-properties officeooo:rsid="013b446d"/>
    </style:style>
    <style:style style:name="T29" style:family="text">
      <style:text-properties officeooo:rsid="0149033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196b589" style:font-weight-asian="bold" style:font-weight-complex="bold"/>
    </style:style>
    <style:style style:name="T32" style:family="text">
      <style:text-properties fo:font-weight="bold" officeooo:rsid="01ae8ca4" style:font-weight-asian="bold" style:font-weight-complex="bold"/>
    </style:style>
    <style:style style:name="T33" style:family="text">
      <style:text-properties fo:font-weight="bold" officeooo:rsid="003b0ab6" style:font-weight-asian="bold" style:font-weight-complex="bold"/>
    </style:style>
    <style:style style:name="T34" style:family="text">
      <style:text-properties officeooo:rsid="000036b1"/>
    </style:style>
    <style:style style:name="T35" style:family="text">
      <style:text-properties officeooo:rsid="01b5fa38"/>
    </style:style>
    <style:style style:name="T36" style:family="text">
      <style:text-properties officeooo:rsid="01b9e82e"/>
    </style:style>
    <style:style style:name="T37" style:family="text">
      <style:text-properties officeooo:rsid="01c7c130"/>
    </style:style>
    <style:style style:name="T38" style:family="text">
      <style:text-properties officeooo:rsid="01f6e32f"/>
    </style:style>
    <style:style style:name="T39" style:family="text">
      <style:text-properties officeooo:rsid="01fb6c93"/>
    </style:style>
    <style:style style:name="T40" style:family="text">
      <style:text-properties officeooo:rsid="020937cc"/>
    </style:style>
    <style:style style:name="T41" style:family="text">
      <style:text-properties officeooo:rsid="0249630e"/>
    </style:style>
    <style:style style:name="T42" style:family="text">
      <style:text-properties officeooo:rsid="025d3f4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237f0b0" style:font-style-asian="italic" style:font-style-complex="italic"/>
    </style:style>
    <style:style style:name="T45" style:family="text">
      <style:text-properties fo:font-style="italic" officeooo:rsid="0238ea6e" style:font-style-asian="italic" style:font-style-complex="italic"/>
    </style:style>
    <style:style style:name="T46" style:family="text">
      <style:text-properties officeooo:rsid="02a5c7aa"/>
    </style:style>
    <style:style style:name="T47" style:family="text">
      <style:text-properties officeooo:rsid="02a78b34"/>
    </style:style>
    <style:style style:name="T48" style:family="text">
      <style:text-properties officeooo:rsid="02a991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ext-input text:description="&lt;for each=&quot;sessions in [getSessions(objects)]&quot;&gt;">=1)  FOR EACH sessions</text:text-input></text:p>
      <text:p text:style-name="P26"><text:text-input text:description="&lt;for each=&quot;sessionGroups in [getSessionGroups(sessions)]&quot;&gt;">==2) FOR EACH sessionGroups</text:text-input></text:p>
      <text:p text:style-name="P26"><text:text-input text:description="&lt;if test=&quot;len(sessionGroups) &gt; 1&quot;&gt;">===3) IF more_groups</text:text-input></text:p>
      <text:p text:style-name="P27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4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29" text:outline-level="1">Verkaufsübersicht</text:h>
                  <text:p text:style-name="P15"><text:text-input text:description="&lt;stat.name&gt;">NAME</text:text-input></text:p>
                </table:table-cell>
              </table:table-row>
            </table:table>
            <text:p text:style-name="Standard"/>
            <text:p text:style-name="Standard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178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4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177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32.B4" office:value-type="string">
            <text:p text:style-name="P148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175">Umsätze <text:span text:style-name="T14">nach Zahlungsart</text:span></text:p>
          </table:table-cell>
          <table:table-cell table:style-name="Tabelle32.D4" office:value-type="string">
            <text:p text:style-name="P147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53"><text:text-input text:description="&lt;for each=&quot;turnover in stat.turnoverList&quot;&gt;">FOR EACH turnov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127"><text:text-input text:description="&lt;if test=&quot;turnover.is_taxed&quot;&gt;">IF tax</text:text-input></text:p>
                  <text:p text:style-name="P112"><text:span text:style-name="T17">Verkäufe inkl. </text:span><text:span text:style-name="T17"><text:text-input text:description="&lt;turnover.name&gt;">NAME</text:text-input></text:span></text:p>
                  <text:p text:style-name="P131"><text:span text:style-name="T18">(davon Steuern </text:span><text:span text:style-name="T18"><text:text-input text:description="&lt;formatLang(turnover.tax_sum)&gt;">SUM</text:text-input></text:span><text:span text:style-name="T18"> </text:span><text:span text:style-name="T18"><text:text-input text:description="&lt;stat.currency&gt;">CUR</text:text-input></text:span><text:span text:style-name="T18">)</text:span></text:p>
                  <text:p text:style-name="P127"><text:text-input text:description="&lt;/if&gt;">END IF</text:text-input></text:p>
                  <text:p text:style-name="P129"><text:text-input text:description="&lt;if test=&quot;not turnover.is_taxed&quot;&gt;">IF not tax</text:text-input></text:p>
                  <text:p text:style-name="P110">Verkäufe</text:p>
                  <text:p text:style-name="P127"><text:text-input text:description="&lt;/if&gt;">END IF</text:text-input></text:p>
                </table:table-cell>
                <table:table-cell table:style-name="Tabelle35.A1" office:value-type="string">
                  <text:p text:style-name="P103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08"><text:text-input text:description="&lt;if test=&quot;len(stat.turnoverDetails)  &lt; 13&quot;&gt;">IF product_details</text:text-input></text:p>
            <text:p text:style-name="P203"><text:text-input text:description="&lt;for each=&quot;detail in turnover.detail&quot;&gt;">FOR EACH detail</text:text-input></text:p>
            <table:table table:name="Tabelle36" table:style-name="Tabelle36">
              <table:table-column table:style-name="Tabelle36.A"/>
              <table:table-column table:style-name="Tabelle36.B"/>
              <table:table-row table:style-name="Tabelle36.1">
                <table:table-cell table:style-name="Tabelle36.A1" office:value-type="string">
                  <text:p text:style-name="P210"><text:text-input text:description="&lt;detail.name&gt;">name</text:text-input></text:p>
                  <text:p text:style-name="P210"><text:s/><text:text-input text:description="&lt;detail.description&gt;">description</text:text-input></text:p>
                </table:table-cell>
                <table:table-cell table:style-name="Tabelle36.A1" office:value-type="string">
                  <text:p text:style-name="P21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05"><text:text-input text:description="&lt;/for&gt;">END FOR</text:text-input></text:p>
            <text:p text:style-name="P205"><text:text-input text:description="&lt;/if&gt;">END IF</text:text-input></text:p>
            <text:p text:style-name="P205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6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14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03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32"><text:text-input text:description="&lt;for each=&quot;user in st.users&quot;&gt;">FOR EACH us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68"><text:text-input text:description="&lt;user.user.name&gt;">user</text:text-input></text:p>
                </table:table-cell>
                <table:table-cell table:style-name="Tabelle37.A1" office:value-type="string">
                  <text:p text:style-name="P57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1"><text:text-input text:description="&lt;/for&gt;">END FOR</text:text-input></text:p>
            <text:p text:style-name="P19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6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8">Auszahlung</text:p>
          </table:table-cell>
          <table:table-cell table:style-name="Tabelle32.D7" office:value-type="string">
            <text:p text:style-name="P5"><text:text-input text:description="&lt;formatLang(stat.cash_expense)&gt;">-1000,00</text:text-input> <text:span text:style-name="T34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51"><text:text-input text:description="&lt;for each=&quot;expense in stat.expenseList&quot;&gt;">FOR EACH expens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13"><text:text-input text:description="&lt;expense.name&gt;">NAME</text:text-input></text:p>
                </table:table-cell>
                <table:table-cell table:style-name="Tabelle29.B1" office:value-type="string">
                  <text:p text:style-name="P104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48"><text:text-input text:description="&lt;for each=&quot;l in expense.lines&quot;&gt;">FOR EACH l</text:text-input></text:p>
            <table:table table:name="Tabelle31" table:style-name="Tabelle31">
              <table:table-column table:style-name="Tabelle31.A"/>
              <table:table-column table:style-name="Tabelle31.B"/>
              <table:table-column table:style-name="Tabelle31.C"/>
              <table:table-row>
                <table:table-cell table:style-name="Tabelle31.A1" office:value-type="string">
                  <text:p text:style-name="P55"/>
                </table:table-cell>
                <table:table-cell table:style-name="Tabelle31.A1" office:value-type="string">
                  <text:p text:style-name="P66"><text:text-input text:description="&lt;l.name&gt;">01.01.2016</text:text-input></text:p>
                </table:table-cell>
                <table:table-cell table:style-name="Tabelle31.A1" office:value-type="string">
                  <text:p text:style-name="P56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8"><text:text-input text:description="&lt;/for&gt;">END FOR</text:text-input></text:p>
            <text:p text:style-name="P4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51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9">Einzahlung</text:p>
          </table:table-cell>
          <table:table-cell table:style-name="Tabelle32.D10" office:value-type="string">
            <text:p text:style-name="P5"><text:text-input text:description="&lt;formatLang(stat.cash_income)&gt;">1000,00</text:text-input> <text:span text:style-name="T34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51"><text:text-input text:description="&lt;for each=&quot;income in stat.incomeList&quot;&gt;">FOR EACH income</text:text-input></text:p>
            <table:table table:name="Tabelle30" table:style-name="Tabelle30">
              <table:table-column table:style-name="Tabelle30.A"/>
              <table:table-column table:style-name="Tabelle30.B"/>
              <table:table-row>
                <table:table-cell table:style-name="Tabelle30.A1" office:value-type="string">
                  <text:p text:style-name="P113"><text:text-input text:description="&lt;income.name&gt;">NAME</text:text-input></text:p>
                </table:table-cell>
                <table:table-cell table:style-name="Tabelle30.A1" office:value-type="string">
                  <text:p text:style-name="P104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49"><text:text-input text:description="&lt;for each=&quot;l in incom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56"/>
                </table:table-cell>
                <table:table-cell table:style-name="Tabelle33.A1" office:value-type="string">
                  <text:p text:style-name="P66"><text:text-input text:description="&lt;l.name&gt;">01.01.2016</text:text-input></text:p>
                </table:table-cell>
                <table:table-cell table:style-name="Tabelle33.A1" office:value-type="string">
                  <text:p text:style-name="P56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49"><text:text-input text:description="&lt;/for&gt;">END FOR</text:text-input></text:p>
            <text:p text:style-name="P47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164"/>
          </table:table-cell>
          <table:covered-table-cell/>
          <table:table-cell table:style-name="Tabelle32.C12" office:value-type="string">
            <text:p text:style-name="P7">S<text:span text:style-name="T36">umme</text:span></text:p>
          </table:table-cell>
          <table:table-cell table:style-name="Tabelle32.D12" office:value-type="string">
            <text:p text:style-name="P151"><text:span text:style-name="T35"><text:text-input text:description="&lt;formatLang(stat.statement_sum)&gt;">TOTAL</text:text-input></text:span><text:span text:style-name="T35"> </text:span><text:span text:style-name="T35"><text:text-input text:description="&lt;stat.currency&gt;">CUR</text:text-input></text:span></text:p>
          </table:table-cell>
        </table:table-row>
      </table:table>
      <text:p text:style-name="P28"><text:text-input text:description="&lt;if test=&quot;stat.days&quot;&gt;">=====5) IF days</text:text-input></text:p>
      <text:p text:style-name="P12"/>
      <text:p text:style-name="P214"/>
      <text:h text:style-name="P233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70">Datum</text:p>
            <text:p text:style-name="P196">(Verkäufe)</text:p>
          </table:table-cell>
          <table:table-cell table:style-name="Tabelle6.A1" office:value-type="string">
            <text:p text:style-name="P70">Sitzung</text:p>
          </table:table-cell>
          <table:table-cell table:style-name="Tabelle6.A1" office:value-type="string">
            <text:p text:style-name="P70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70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70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199">Umsatz</text:p>
          </table:table-cell>
        </table:table-row>
      </table:table>
      <text:p text:style-name="P28"><text:text-input text:description="&lt;for each=&quot;day in stat.days&quot;&gt;">======6) FOR EACH day</text:text-input></text:p>
      <text:p text:style-name="P28"><text:text-input text:description="&lt;if test=&quot;day.sessions&quot;&gt;">=======7) IF sessions</text:text-input></text:p>
      <text:p text:style-name="P28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18"><text:text-input text:description="&lt;formatLang(day.day,date=True)&gt;">01.01.2017</text:text-input></text:p>
            <text:p text:style-name="P141">(<text:text-input text:description="&lt;daily_stat.order_count&gt;">8000</text:text-input>)</text:p>
          </table:table-cell>
          <table:table-cell table:style-name="Tabelle8.A1" office:value-type="string">
            <text:p text:style-name="P72"><text:text-input text:description="&lt;for each=&quot;daily_session in day.sessions&quot;&gt;">FOR daily_session</text:text-input></text:p>
            <text:p text:style-name="P120"><text:span text:style-name="T9"><text:text-input text:description="&lt;dailyStart(daily_session)&gt;">08:00</text:text-input></text:span><text:span text:style-name="T40"> </text:span><text:span text:style-name="T40"><text:text-input text:description="&lt;daily_session.config_id.name&gt;">Kasse1</text:text-input></text:span><text:span text:style-name="T40"> </text:span></text:p>
            <text:p text:style-name="P116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95"><text:text-input text:description="&lt;/for&gt;">END FOR</text:text-input></text:p>
          </table:table-cell>
          <table:table-cell table:style-name="Tabelle8.A1" office:value-type="string">
            <text:p text:style-name="P93"><text:text-input text:description="&lt;for each=&quot;turnover in daily_stat.turnoverList&quot;&gt;">FOR EACH turnover</text:text-input></text:p>
            <text:p text:style-name="P93"><text:text-input text:description="&lt;if test=&quot;turnover.is_taxed&quot;&gt;">IF tax</text:text-input></text:p>
            <text:p text:style-name="P93"><text:span text:style-name="T42"><text:text-input text:description="&lt;turnover.name&gt;">Steuer 20%</text:text-input></text:span><text:span text:style-name="T42"><text:tab/></text:span><text:span text:style-name="T42"><text:text-input text:description="&lt;formatLang(turnover.sum)&gt;">10.000,00</text:text-input></text:span></text:p>
            <text:p text:style-name="P93"><text:s/><text:span text:style-name="T44">davon </text:span><text:span text:style-name="T43">Steuer</text:span><text:span text:style-name="T45">n<text:tab/></text:span><text:span text:style-name="T45"><text:text-input text:description="&lt;formatLang(turnover.tax_sum)&gt;">1.000,00</text:text-input></text:span></text:p>
            <text:p text:style-name="P93"><text:text-input text:description="&lt;/if&gt;">END IF</text:text-input></text:p>
            <text:p text:style-name="P93"><text:text-input text:description="&lt;if test=&quot;not turnover.is_taxed&quot;&gt;">IF not tax</text:text-input></text:p>
            <text:p text:style-name="P93">ohne Steuer<text:tab/><text:span text:style-name="T38"><text:text-input text:description="&lt;formatLang(turnover.sum)&gt;">10.000,00</text:text-input></text:span></text:p>
            <text:p text:style-name="P93"><text:text-input text:description="&lt;/if&gt;">END IF</text:text-input></text:p>
            <text:p text:style-name="P93"><text:text-input text:description="&lt;/for&gt;">END FOR</text:text-input></text:p>
          </table:table-cell>
          <table:table-cell table:style-name="Tabelle8.A1" office:value-type="string">
            <text:p text:style-name="P89"><text:text-input text:description="&lt;for each=&quot;st in daily_stat.statements&quot;&gt;">FOR EACH st</text:text-input></text:p>
            <text:p text:style-name="P89"><text:span text:style-name="T39"><text:text-input text:description="&lt;st.journal&gt;">Bankomat</text:text-input></text:span><text:span text:style-name="T39"><text:tab/></text:span><text:span text:style-name="T39"><text:text-input text:description="&lt;formatLang(st.turnover)&gt;">10.000,00</text:text-input></text:span></text:p>
            <text:p text:style-name="P89"><text:text-input text:description="&lt;/for&gt;">END FOR</text:text-input></text:p>
          </table:table-cell>
          <table:table-cell table:style-name="Tabelle8.A1" office:value-type="string">
            <text:p text:style-name="P91"><text:text-input text:description="&lt;for each=&quot;expense in daily_stat.expenseList&quot;&gt;">FOR EACH expense</text:text-input></text:p>
            <text:p text:style-name="P91"><text:span text:style-name="T41"><text:text-input text:description="&lt;expense.name&gt;">Einzahlung</text:text-input></text:span><text:span text:style-name="T41"><text:tab/></text:span><text:span text:style-name="T41"><text:text-input text:description="&lt;formatLang(expense.sum)&gt;">10.000,00</text:text-input></text:span></text:p>
            <text:p text:style-name="P143"><text:text-input text:description="&lt;/for&gt;">END FOR</text:text-input></text:p>
            <text:p text:style-name="P97"><text:text-input text:description="&lt;for each=&quot;income in daily_stat.incomeList&quot;&gt;">FOR EACH income</text:text-input></text:p>
            <text:p text:style-name="P91"><text:span text:style-name="T41"><text:text-input text:description="&lt;income.name&gt;">Auszahlung</text:text-input></text:span><text:span text:style-name="T41"><text:tab/></text:span><text:span text:style-name="T41"><text:text-input text:description="&lt;formatLang(income.sum)&gt;">10.000,00</text:text-input></text:span></text:p>
            <text:p text:style-name="P143"><text:text-input text:description="&lt;/for&gt;">END FOR</text:text-input></text:p>
          </table:table-cell>
          <table:table-cell table:style-name="Tabelle8.F1" office:value-type="string">
            <text:p text:style-name="P201"><text:text-input text:description="&lt;formatLang(daily_stat.turnover)&gt;">10.000,00</text:text-input></text:p>
          </table:table-cell>
        </table:table-row>
      </table:table>
      <text:p text:style-name="P28"><text:text-input text:description="&lt;/for&gt;">========8) END FOR</text:text-input></text:p>
      <text:p text:style-name="P28"><text:text-input text:description="&lt;/if&gt;">=======7) END IF</text:text-input></text:p>
      <text:p text:style-name="P28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70"><text:text-input text:description="&lt;formatLang(day.day,date=True)&gt;">01.01.2017</text:text-input></text:p>
          </table:table-cell>
          <table:table-cell table:style-name="Tabelle9.A1" office:value-type="string">
            <text:p text:style-name="P72"/>
          </table:table-cell>
          <table:table-cell table:style-name="Tabelle9.A1" office:value-type="string">
            <text:p text:style-name="P72"/>
          </table:table-cell>
          <table:table-cell table:style-name="Tabelle9.A1" office:value-type="string">
            <text:p text:style-name="P72"/>
          </table:table-cell>
          <table:table-cell table:style-name="Tabelle9.A1" office:value-type="string">
            <text:p text:style-name="P72"/>
          </table:table-cell>
          <table:table-cell table:style-name="Tabelle9.F1" office:value-type="string">
            <text:p text:style-name="P72"/>
          </table:table-cell>
        </table:table-row>
      </table:table>
      <text:p text:style-name="P28"><text:text-input text:description="&lt;/if&gt;">=======9) END IF</text:text-input></text:p>
      <text:p text:style-name="P28"><text:text-input text:description="&lt;/for&gt;">======6) END FOR</text:text-input></text:p>
      <text:p text:style-name="P29"><text:text-input text:description="&lt;/if&gt;">=====5) END IF</text:text-input></text:p>
      <text:p text:style-name="P30"><text:text-input text:description="&lt;if test=&quot;len(stat.turnoverDetails)  &gt; 13&quot;&gt;">=====10) IF product_details</text:text-input></text:p>
      <text:h text:style-name="P232" text:outline-level="1">Produkt <text:span text:style-name="T37">Statistik</text:span></text:h>
      <text:p text:style-name="P217"><text:text-input text:description="&lt;for each=&quot;pgroup in groupDetail(stat.turnoverDetails)&quot;&gt;">======11) FOR EACH pgroup</text:text-input></text:p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225"><text:span text:style-name="T48"><text:text-input text:description="&lt;pgroup.name&gt;">pgroup_name</text:text-input></text:span></text:p>
          </table:table-cell>
          <table:table-cell table:style-name="Tabelle11.A1" office:value-type="string">
            <text:p text:style-name="P227"><text:span text:style-name="T46"><text:text-input text:description="&lt;formatLang(pgroup.amount)&gt;">100.000,00</text:text-input></text:span> <text:span text:style-name="T37"><text:text-input text:description="&lt;stat.currency&gt;">CUR</text:text-input></text:span></text:p>
          </table:table-cell>
        </table:table-row>
      </table:table>
      <text:p text:style-name="P217"><text:text-input text:description="&lt;if test=&quot;pgroup.details&quot;&gt;">=======12) IF details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P223">Produkt</text:p>
          </table:table-cell>
          <table:table-cell table:style-name="Tabelle5.A1" office:value-type="string">
            <text:p text:style-name="P224">Preis <text:text-input text:description="&lt;stat.currency&gt;">CUR</text:text-input></text:p>
          </table:table-cell>
          <table:table-cell table:style-name="Tabelle5.A1" office:value-type="string">
            <text:p text:style-name="P224">Rabatt %</text:p>
          </table:table-cell>
          <table:table-cell table:style-name="Tabelle5.A1" office:value-type="string">
            <text:p text:style-name="P224">Menge</text:p>
          </table:table-cell>
          <table:table-cell table:style-name="Tabelle5.A1" office:value-type="string">
            <text:p text:style-name="P223">Einheit</text:p>
          </table:table-cell>
          <table:table-cell table:style-name="Tabelle5.F1" office:value-type="string">
            <text:p text:style-name="P224">Gesamt <text:text-input text:description="&lt;stat.currency&gt;">CUR</text:text-input></text:p>
          </table:table-cell>
        </table:table-row>
      </table:table>
      <text:p text:style-name="P217"><text:text-input text:description="&lt;for each=&quot;detail in pgroup.details&quot;&gt;">========13) FOR EACH deta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row>
          <table:table-cell table:style-name="Tabelle7.A1" office:value-type="string">
            <text:p text:style-name="P46"><text:text-input text:description="&lt;detail.name&gt;">name</text:text-input></text:p>
          </table:table-cell>
          <table:table-cell table:style-name="Tabelle7.A1" office:value-type="string">
            <text:p text:style-name="P145"><text:text-input text:description="&lt;formatLang(detail.price)&gt;">1.000,00</text:text-input></text:p>
          </table:table-cell>
          <table:table-cell table:style-name="Tabelle7.A1" office:value-type="string">
            <text:p text:style-name="P74"><text:text-input text:description="&lt;formatLang(detail.discount)&gt;">100,00</text:text-input></text:p>
          </table:table-cell>
          <table:table-cell table:style-name="Tabelle7.A1" office:value-type="string">
            <text:p text:style-name="P99"><text:text-input text:description="&lt;formatDetailAmount(detail)&gt;">100.000,00</text:text-input></text:p>
          </table:table-cell>
          <table:table-cell table:style-name="Tabelle7.A1" office:value-type="string">
            <text:p text:style-name="P46"><text:text-input text:description="&lt;detail.product.uom_id.name&gt;">Pauschal</text:text-input></text:p>
          </table:table-cell>
          <table:table-cell table:style-name="Tabelle7.F1" office:value-type="string">
            <text:p text:style-name="P100"><text:text-input text:description="&lt;formatLang(detail.amount)&gt;">100.000,00</text:text-input></text:p>
          </table:table-cell>
        </table:table-row>
      </table:table>
      <text:p text:style-name="P218"><text:text-input text:description="&lt;/for&gt;">========13) END FOR</text:text-input></text:p>
      <text:p text:style-name="P219"><text:text-input text:description="&lt;/if&gt;">=======12) END IF</text:text-input></text:p>
      <text:p text:style-name="P219"><text:text-input text:description="&lt;/for&gt;">======11) END FOR</text:text-input></text:p>
      <text:p text:style-name="P31"><text:text-input text:description="&lt;/if&gt;">=====10) END IF</text:text-input></text:p>
      <text:p text:style-name="P31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16"/>
      <text:p text:style-name="P32"><text:text-input text:description="&lt;/if&gt;">=====15) END IF</text:text-input></text:p>
      <text:p text:style-name="P33"><text:text-input text:description="&lt;if test=&quot;no_group&quot;&gt;">=====16) 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0" text:outline-level="1"><text:span text:style-name="T27">Tagesberichte </text:span><text:span text:style-name="T27"><text:text-input text:description="&lt;g.config.name&gt;">config</text:text-input></text:span></text:h>
            <text:p text:style-name="P24"><text:text-input text:description="&lt;if test=&quot;g.description&quot;&gt;">IF description</text:text-input></text:p>
            <text:p text:style-name="P24"><text:text-input text:description="&lt;g.description&gt;">description</text:text-input></text:p>
            <text:p text:style-name="P24"><text:text-input text:description="&lt;/if&gt;">END IF</text:text-input></text:p>
          </table:table-cell>
        </table:table-row>
      </table:table>
      <text:p text:style-name="P33"><text:text-input text:description="&lt;/if&gt;">=====16) END IF</text:text-input></text:p>
      <text:p text:style-name="P34"><text:text-input text:description="&lt;if test=&quot;not no_group&quot;&gt;">=====17) 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1" text:outline-level="1"><text:span text:style-name="T29">Auswertung </text:span><text:span text:style-name="T29"><text:text-input text:description="&lt;g.config.name&gt;">config</text:text-input></text:span></text:h>
            <text:p text:style-name="P23"><text:text-input text:description="&lt;if test=&quot;g.description&quot;&gt;">IF description</text:text-input></text:p>
            <text:p text:style-name="P23"><text:text-input text:description="&lt;g.description&gt;">description</text:text-input></text:p>
            <text:p text:style-name="P23"><text:text-input text:description="&lt;/if&gt;">END IF</text:text-input></text:p>
          </table:table-cell>
        </table:table-row>
      </table:table>
      <text:p text:style-name="P35"><text:text-input text:description="&lt;/if&gt;">=====17) END IF</text:text-input></text:p>
      <text:p text:style-name="P26"><text:text-input text:description="&lt;for each=&quot;statIndex, stat in enumerate(statistic(g.sessions,no_group=no_group))&quot;&gt;">=====18) FOR EACH stat</text:text-input></text:p>
      <text:p text:style-name="P26"><text:text-input text:description="&lt;if test=&quot;statIndex &gt; 0&quot;&gt;">======19) IF nextStat</text:text-input></text:p>
      <text:p text:style-name="P25"/>
      <text:p text:style-name="P215"/>
      <text:p text:style-name="P26"><text:text-input text:description="&lt;/if&gt;">======19) END IF</text:text-input></text:p>
      <text:p text:style-name="P11"/>
      <text:p text:style-name="P11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30">Kassen</text:span><text:span text:style-name="T33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5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179"><text:span text:style-name="T16">Sitzungsb</text:span>eginn</text:p>
                </table:table-cell>
                <table:table-cell table:style-name="Tabelle14.B1" office:value-type="string">
                  <text:p text:style-name="P180">Sitzungsende</text:p>
                </table:table-cell>
                <table:table-cell table:style-name="Tabelle14.B1" office:value-type="string">
                  <text:p text:style-name="P181">Startbeleg</text:p>
                </table:table-cell>
                <table:table-cell table:style-name="Tabelle14.D1" office:value-type="string">
                  <text:p text:style-name="P182">Endbeleg</text:p>
                </table:table-cell>
              </table:table-row>
              <table:table-row>
                <table:table-cell table:style-name="Tabelle14.A2" office:value-type="string">
                  <text:p text:style-name="P153"><text:text-input text:description="&lt;if test=&quot;stat.date_start&quot;&gt;">IF date_start</text:text-input></text:p>
                  <text:p text:style-name="P153"><text:text-input text:description="&lt;formatLang(stat.date_start,date_time=True)&gt;">start</text:text-input></text:p>
                  <text:p text:style-name="P154"><text:text-input text:description="&lt;/if&gt;">END IF</text:text-input></text:p>
                </table:table-cell>
                <table:table-cell table:style-name="Tabelle14.B2" office:value-type="string">
                  <text:p text:style-name="P155"><text:text-input text:description="&lt;if test=&quot;stat.date_end&quot;&gt;">IF date_end</text:text-input></text:p>
                  <text:p text:style-name="P155"><text:text-input text:description="&lt;formatLang(stat.date_end,date_time=True)&gt;">end</text:text-input></text:p>
                  <text:p text:style-name="P155"><text:text-input text:description="&lt;/if&gt;">END IF</text:text-input></text:p>
                </table:table-cell>
                <table:table-cell table:style-name="Tabelle14.B2" office:value-type="string">
                  <text:p text:style-name="P154"><text:text-input text:description="&lt;if test=&quot;stat.first_order&quot;&gt;">IF first_order</text:text-input></text:p>
                  <text:p text:style-name="P154"><text:text-input text:description="&lt;stat.first_order.name&gt;">first_order</text:text-input></text:p>
                  <text:p text:style-name="P155"><text:text-input text:description="&lt;/if&gt;">END IF</text:text-input></text:p>
                  <text:p text:style-name="P192"><text:span text:style-name="T28">(Session </text:span><text:text-input text:description="&lt;stat.first_session&gt;">first_session</text:text-input><text:span text:style-name="T28">)</text:span></text:p>
                </table:table-cell>
                <table:table-cell table:style-name="Tabelle14.D2" office:value-type="string">
                  <text:p text:style-name="P157"><text:text-input text:description="&lt;if test=&quot;stat.last_order&quot;&gt;">IF last_order</text:text-input></text:p>
                  <text:p text:style-name="P157"><text:text-input text:description="&lt;stat.last_order.name&gt;">last_order</text:text-input></text:p>
                  <text:p text:style-name="P157"><text:text-input text:description="&lt;/if&gt;">END IF</text:text-input></text:p>
                  <text:p text:style-name="P193"><text:span text:style-name="T28">(Session </text:span><text:text-input text:description="&lt;stat.last_session&gt;">last_session</text:text-input><text:span text:style-name="T28">)</text:span></text:p>
                </table:table-cell>
              </table:table-row>
              <table:table-row>
                <table:table-cell table:style-name="Tabelle14.A2" office:value-type="string">
                  <text:p text:style-name="P198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183">Verkäufe</text:p>
                </table:table-cell>
                <table:table-cell table:style-name="Tabelle14.B4" office:value-type="string">
                  <text:p text:style-name="P184">Journal</text:p>
                </table:table-cell>
                <table:table-cell table:style-name="Tabelle14.B4" office:value-type="string">
                  <text:p text:style-name="P185">Kass<text:span text:style-name="T3">en</text:span>leitung</text:p>
                </table:table-cell>
                <table:table-cell table:style-name="Tabelle14.D4" office:value-type="string">
                  <text:p text:style-name="P186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156"><text:text-input text:description="&lt;stat.order_count&gt;">COUNT</text:text-input></text:p>
                </table:table-cell>
                <table:table-cell table:style-name="Tabelle14.B5" office:value-type="string">
                  <text:p text:style-name="P158"><text:text-input text:description="&lt;stat.journal&gt;">JOURNAL</text:text-input></text:p>
                </table:table-cell>
                <table:table-cell table:style-name="Tabelle14.C5" office:value-type="string">
                  <text:p text:style-name="P158"><text:text-input text:description="&lt;stat.user&gt;">USER</text:text-input></text:p>
                </table:table-cell>
                <table:table-cell table:style-name="Tabelle14.D5" office:value-type="string">
                  <text:p text:style-name="P159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187">Anfangsstand</text:p>
                </table:table-cell>
                <table:covered-table-cell/>
                <table:table-cell table:style-name="Tabelle15.C1" table:number-columns-spanned="2" office:value-type="string">
                  <text:p text:style-name="P160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188">Endstand</text:p>
                </table:table-cell>
                <table:covered-table-cell/>
                <table:table-cell table:style-name="Tabelle15.G1" table:number-columns-spanned="2" office:value-type="string">
                  <text:p text:style-name="P160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169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55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74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5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69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169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46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74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6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69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161"/>
                </table:table-cell>
                <table:table-cell table:style-name="Tabelle15.B3" office:value-type="string">
                  <text:p text:style-name="P135">Einzahlung</text:p>
                </table:table-cell>
                <table:table-cell table:style-name="Tabelle15.B3" office:value-type="string">
                  <text:p text:style-name="P10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70"/>
                </table:table-cell>
                <table:table-cell table:style-name="Tabelle15.E3" office:value-type="string">
                  <text:p text:style-name="P189"/>
                </table:table-cell>
                <table:table-cell table:style-name="Tabelle15.F3" office:value-type="string">
                  <text:p text:style-name="P136"><text:span text:style-name="T15">Bar </text:span>Verkäufe/Zahlungen</text:p>
                </table:table-cell>
                <table:table-cell table:style-name="Tabelle15.G3" office:value-type="string">
                  <text:p text:style-name="P109"><text:span text:style-name="T12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171"/>
                </table:table-cell>
              </table:table-row>
              <table:table-row>
                <table:table-cell table:style-name="Tabelle15.A3" office:value-type="string">
                  <text:p text:style-name="P161"/>
                </table:table-cell>
                <table:table-cell table:style-name="Tabelle15.B3" office:value-type="string">
                  <text:p text:style-name="P135">Auszahlung</text:p>
                </table:table-cell>
                <table:table-cell table:style-name="Tabelle15.B3" office:value-type="string">
                  <text:p text:style-name="P10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170"/>
                </table:table-cell>
                <table:table-cell table:style-name="Tabelle15.E4" office:value-type="string">
                  <text:p text:style-name="P190"/>
                </table:table-cell>
                <table:table-cell table:style-name="Tabelle15.F4" office:value-type="string">
                  <text:p text:style-name="P137">berechneter Stand</text:p>
                </table:table-cell>
                <table:table-cell table:style-name="Tabelle15.G4" office:value-type="string">
                  <text:p text:style-name="P109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171"/>
                </table:table-cell>
              </table:table-row>
              <table:table-row>
                <table:table-cell table:style-name="Tabelle15.A3" office:value-type="string">
                  <text:p text:style-name="P162"/>
                </table:table-cell>
                <table:table-cell table:style-name="Tabelle15.D3" office:value-type="string">
                  <text:p text:style-name="P138"><text:span text:style-name="T13">Baru</text:span>msatz</text:p>
                </table:table-cell>
                <table:table-cell table:style-name="Tabelle15.D3" office:value-type="string">
                  <text:p text:style-name="P109"><text:span text:style-name="T12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171"/>
                </table:table-cell>
                <table:table-cell table:style-name="Tabelle15.E5" office:value-type="string">
                  <text:p text:style-name="P190"/>
                </table:table-cell>
                <table:table-cell table:style-name="Tabelle15.F5" office:value-type="string">
                  <text:p text:style-name="P139">Differenz</text:p>
                </table:table-cell>
                <table:table-cell table:style-name="Tabelle15.G5" office:value-type="string">
                  <text:p text:style-name="P109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171"/>
                </table:table-cell>
              </table:table-row>
              <table:table-row>
                <table:table-cell table:style-name="Tabelle15.A6" office:value-type="string">
                  <text:p text:style-name="P162"/>
                </table:table-cell>
                <table:table-cell table:style-name="Tabelle15.B6" office:value-type="string">
                  <text:p text:style-name="P138"/>
                </table:table-cell>
                <table:table-cell table:style-name="Tabelle15.B6" office:value-type="string">
                  <text:p text:style-name="P109"/>
                </table:table-cell>
                <table:table-cell table:style-name="Tabelle15.B6" office:value-type="string">
                  <text:p text:style-name="P171"/>
                </table:table-cell>
                <table:table-cell table:style-name="Tabelle15.E6" office:value-type="string">
                  <text:p text:style-name="P190"/>
                </table:table-cell>
                <table:table-cell table:style-name="Tabelle15.F6" office:value-type="string">
                  <text:p text:style-name="P139"/>
                </table:table-cell>
                <table:table-cell table:style-name="Tabelle15.G6" office:value-type="string">
                  <text:p text:style-name="P109"/>
                </table:table-cell>
                <table:table-cell table:style-name="Tabelle15.H6" office:value-type="string">
                  <text:p text:style-name="P171"/>
                </table:table-cell>
              </table:table-row>
            </table:table>
            <text:p text:style-name="P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191">Verkäufe <text:span text:style-name="T32">(</text:span><text:span text:style-name="T32"><text:text-input text:description="&lt;stat.order_count&gt;">COUNT</text:text-input></text:span><text:span text:style-name="T32">)</text:span></text:p>
          </table:table-cell>
          <table:table-cell table:style-name="Tabelle18.B1" office:value-type="string">
            <text:p text:style-name="P149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176">Umsätze <text:span text:style-name="T14">nach Zahlungsart</text:span></text:p>
          </table:table-cell>
          <table:table-cell table:style-name="Tabelle18.D1" office:value-type="string">
            <text:p text:style-name="P150"><text:text-input text:description="&lt;formatLang(stat.turnover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54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28"><text:text-input text:description="&lt;if test=&quot;turnover.is_taxed&quot;&gt;">IF tax</text:text-input></text:p>
                  <text:p text:style-name="P122"><text:span text:style-name="T17">Verkäufe inkl. </text:span><text:span text:style-name="T17"><text:text-input text:description="&lt;turnover.name&gt;">NAME</text:text-input></text:span></text:p>
                  <text:p text:style-name="P134"><text:span text:style-name="T18">(davon Steuern </text:span><text:span text:style-name="T18"><text:text-input text:description="&lt;formatLang(turnover.tax_sum)&gt;">SUM</text:text-input></text:span><text:span text:style-name="T18"> </text:span><text:span text:style-name="T18"><text:text-input text:description="&lt;stat.currency&gt;">CUR</text:text-input></text:span><text:span text:style-name="T18">)</text:span></text:p>
                  <text:p text:style-name="P128"><text:text-input text:description="&lt;/if&gt;">END IF</text:text-input></text:p>
                  <text:p text:style-name="P130"><text:text-input text:description="&lt;if test=&quot;not turnover.is_taxed&quot;&gt;">IF not tax</text:text-input></text:p>
                  <text:p text:style-name="P111">Verkäufe</text:p>
                  <text:p text:style-name="P128"><text:text-input text:description="&lt;/if&gt;">END IF</text:text-input></text:p>
                </table:table-cell>
                <table:table-cell table:style-name="Tabelle19.A1" office:value-type="string">
                  <text:p text:style-name="P10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09"><text:text-input text:description="&lt;if test=&quot;len(stat.turnoverDetails)  &lt; 13&quot;&gt;">IF product_details</text:text-input></text:p>
            <text:p text:style-name="P204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11"><text:text-input text:description="&lt;detail.name&gt;">name</text:text-input></text:p>
                  <text:p text:style-name="P211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13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06"><text:text-input text:description="&lt;/for&gt;">END FOR</text:text-input></text:p>
            <text:p text:style-name="P207"><text:text-input text:description="&lt;/if&gt;">END IF</text:text-input></text:p>
            <text:p text:style-name="P206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17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15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06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33"><text:text-input text:description="&lt;if test=&quot;len(stat.users)&gt;1&quot;&gt;">IF users</text:text-input></text:p>
            <text:p text:style-name="P133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69"><text:text-input text:description="&lt;user.user.name&gt;">user</text:text-input></text:p>
                </table:table-cell>
                <table:table-cell table:style-name="Tabelle22.A1" office:value-type="string">
                  <text:p text:style-name="P61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22"><text:text-input text:description="&lt;/for&gt;">END FOR</text:text-input></text:p>
            <text:p text:style-name="P133"><text:text-input text:description="&lt;/if&gt;">END IF</text:text-input></text:p>
            <text:p text:style-name="P2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10">Auszahlung</text:p>
          </table:table-cell>
          <table:table-cell table:style-name="Tabelle18.D4" office:value-type="string">
            <text:p text:style-name="P6"><text:text-input text:description="&lt;formatLang(stat.cash_expense)&gt;">-1000,00</text:text-input> <text:span text:style-name="T34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52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23"><text:text-input text:description="&lt;expense.name&gt;">NAME</text:text-input></text:p>
                </table:table-cell>
                <table:table-cell table:style-name="Tabelle23.B1" office:value-type="string">
                  <text:p text:style-name="P10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50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58"/>
                </table:table-cell>
                <table:table-cell table:style-name="Tabelle24.A1" office:value-type="string">
                  <text:p text:style-name="P67"><text:text-input text:description="&lt;l.name&gt;">01.01.2016</text:text-input></text:p>
                </table:table-cell>
                <table:table-cell table:style-name="Tabelle24.A1" office:value-type="string">
                  <text:p text:style-name="P58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50"><text:text-input text:description="&lt;/for&gt;">END FOR</text:text-input></text:p>
            <text:p text:style-name="P50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52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10">Einzahlung</text:p>
          </table:table-cell>
          <table:table-cell table:style-name="Tabelle18.D7" office:value-type="string">
            <text:p text:style-name="P6"><text:text-input text:description="&lt;formatLang(stat.cash_income)&gt;">1000,00</text:text-input> <text:span text:style-name="T34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52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23"><text:text-input text:description="&lt;income.name&gt;">NAME</text:text-input></text:p>
                </table:table-cell>
                <table:table-cell table:style-name="Tabelle25.A1" office:value-type="string">
                  <text:p text:style-name="P10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50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58"/>
                </table:table-cell>
                <table:table-cell table:style-name="Tabelle26.A1" office:value-type="string">
                  <text:p text:style-name="P67"><text:text-input text:description="&lt;l.name&gt;">01.01.2016</text:text-input></text:p>
                </table:table-cell>
                <table:table-cell table:style-name="Tabelle26.A1" office:value-type="string">
                  <text:p text:style-name="P58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50"><text:text-input text:description="&lt;/for&gt;">END FOR</text:text-input></text:p>
            <text:p text:style-name="P50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165"/>
          </table:table-cell>
          <table:covered-table-cell/>
          <table:table-cell table:style-name="Tabelle18.C9" office:value-type="string">
            <text:p text:style-name="P163">Summe</text:p>
          </table:table-cell>
          <table:table-cell table:style-name="Tabelle18.D9" office:value-type="string">
            <text:p text:style-name="P152"><text:span text:style-name="T35"><text:text-input text:description="&lt;formatLang(stat.statement_sum)&gt;">TOTAL</text:text-input></text:span><text:span text:style-name="T35"> </text:span><text:span text:style-name="T35"><text:text-input text:description="&lt;stat.currency&gt;">CUR</text:text-input></text:span></text:p>
          </table:table-cell>
        </table:table-row>
      </table:table>
      <text:p text:style-name="P36"><text:text-input text:description="&lt;if test=&quot;stat.days&quot;&gt;">======20) IF days</text:text-input></text:p>
      <text:p text:style-name="P13"/>
      <text:h text:style-name="P234" text:outline-level="2">Tagesübersicht <text:span text:style-name="T22"><text:text-input text:description="&lt;stat.pos&gt;">POS</text:text-input></text:span><text:span text:style-name="T5"><text:line-break/></text:span><text:span text:style-name="T6">[</text:span><text:span text:style-name="T25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71">Datum</text:p>
            <text:p text:style-name="P197">(Verkäufe)</text:p>
          </table:table-cell>
          <table:table-cell table:style-name="Tabelle3.A1" office:value-type="string">
            <text:p text:style-name="P71">Sitzung</text:p>
          </table:table-cell>
          <table:table-cell table:style-name="Tabelle3.A1" office:value-type="string">
            <text:p text:style-name="P71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71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71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00">Umsatz</text:p>
          </table:table-cell>
        </table:table-row>
      </table:table>
      <text:p text:style-name="P36"><text:text-input text:description="&lt;for each=&quot;day in stat.days&quot;&gt;">=======21) FOR EACH day</text:text-input></text:p>
      <text:p text:style-name="P36"><text:text-input text:description="&lt;if test=&quot;day.sessions&quot;&gt;">========22) IF sessions</text:text-input></text:p>
      <text:p text:style-name="P36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19"><text:text-input text:description="&lt;formatLang(day.day,date=True)&gt;">01.01.2017</text:text-input></text:p>
            <text:p text:style-name="P142">(<text:text-input text:description="&lt;daily_stat.order_count&gt;">8000</text:text-input>)</text:p>
          </table:table-cell>
          <table:table-cell table:style-name="Tabelle4.B1" office:value-type="string">
            <text:p text:style-name="P73"><text:text-input text:description="&lt;for each=&quot;daily_session in day.sessions&quot;&gt;">FOR daily_session</text:text-input></text:p>
            <text:p text:style-name="P121"><text:span text:style-name="T9"><text:text-input text:description="&lt;dailyStart(daily_session)&gt;">08:00</text:text-input></text:span><text:span text:style-name="T40"> </text:span><text:span text:style-name="T40"><text:text-input text:description="&lt;daily_session.config_id.name&gt;">Kasse1</text:text-input></text:span><text:span text:style-name="T40"> </text:span></text:p>
            <text:p text:style-name="P117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96"><text:text-input text:description="&lt;/for&gt;">END FOR</text:text-input></text:p>
          </table:table-cell>
          <table:table-cell table:style-name="Tabelle4.B1" office:value-type="string">
            <text:p text:style-name="P94"><text:text-input text:description="&lt;for each=&quot;turnover in daily_stat.turnoverList&quot;&gt;">FOR EACH turnover</text:text-input></text:p>
            <text:p text:style-name="P94"><text:text-input text:description="&lt;if test=&quot;turnover.is_taxed&quot;&gt;">IF tax</text:text-input></text:p>
            <text:p text:style-name="P94"><text:span text:style-name="T42"><text:text-input text:description="&lt;turnover.name&gt;">Steuer 20%</text:text-input></text:span><text:span text:style-name="T42"><text:tab/></text:span><text:span text:style-name="T42"><text:text-input text:description="&lt;formatLang(turnover.sum)&gt;">10.000,00</text:text-input></text:span></text:p>
            <text:p text:style-name="P94"><text:s/><text:span text:style-name="T44">davon </text:span><text:span text:style-name="T43">Steuer</text:span><text:span text:style-name="T45">n<text:tab/></text:span><text:span text:style-name="T45"><text:text-input text:description="&lt;formatLang(turnover.tax_sum)&gt;">1.000,00</text:text-input></text:span></text:p>
            <text:p text:style-name="P94"><text:text-input text:description="&lt;/if&gt;">END IF</text:text-input></text:p>
            <text:p text:style-name="P94"><text:text-input text:description="&lt;if test=&quot;not turnover.is_taxed&quot;&gt;">IF not tax</text:text-input></text:p>
            <text:p text:style-name="P94">ohne Steuer<text:tab/><text:span text:style-name="T38"><text:text-input text:description="&lt;formatLang(turnover.sum)&gt;">10.000,00</text:text-input></text:span></text:p>
            <text:p text:style-name="P94"><text:text-input text:description="&lt;/if&gt;">END IF</text:text-input></text:p>
            <text:p text:style-name="P94"><text:text-input text:description="&lt;/for&gt;">END FOR</text:text-input></text:p>
          </table:table-cell>
          <table:table-cell table:style-name="Tabelle4.B1" office:value-type="string">
            <text:p text:style-name="P90"><text:text-input text:description="&lt;for each=&quot;st in daily_stat.statements&quot;&gt;">FOR EACH st</text:text-input></text:p>
            <text:p text:style-name="P90"><text:span text:style-name="T39"><text:text-input text:description="&lt;st.journal&gt;">Bankomat</text:text-input></text:span><text:span text:style-name="T39"><text:tab/></text:span><text:span text:style-name="T39"><text:text-input text:description="&lt;formatLang(st.turnover)&gt;">10.000,00</text:text-input></text:span></text:p>
            <text:p text:style-name="P90"><text:text-input text:description="&lt;/for&gt;">END FOR</text:text-input></text:p>
          </table:table-cell>
          <table:table-cell table:style-name="Tabelle4.B1" office:value-type="string">
            <text:p text:style-name="P92"><text:text-input text:description="&lt;for each=&quot;expense in daily_stat.expenseList&quot;&gt;">FOR EACH expense</text:text-input></text:p>
            <text:p text:style-name="P92"><text:span text:style-name="T41"><text:text-input text:description="&lt;expense.name&gt;">Einzahlung</text:text-input></text:span><text:span text:style-name="T41"><text:tab/></text:span><text:span text:style-name="T41"><text:text-input text:description="&lt;formatLang(expense.sum)&gt;">10.000,00</text:text-input></text:span></text:p>
            <text:p text:style-name="P144"><text:text-input text:description="&lt;/for&gt;">END FOR</text:text-input></text:p>
            <text:p text:style-name="P98"><text:text-input text:description="&lt;for each=&quot;income in daily_stat.incomeList&quot;&gt;">FOR EACH income</text:text-input></text:p>
            <text:p text:style-name="P92"><text:span text:style-name="T41"><text:text-input text:description="&lt;income.name&gt;">Auszahlung</text:text-input></text:span><text:span text:style-name="T41"><text:tab/></text:span><text:span text:style-name="T41"><text:text-input text:description="&lt;formatLang(income.sum)&gt;">10.000,00</text:text-input></text:span></text:p>
            <text:p text:style-name="P144"><text:text-input text:description="&lt;/for&gt;">END FOR</text:text-input></text:p>
          </table:table-cell>
          <table:table-cell table:style-name="Tabelle4.F1" office:value-type="string">
            <text:p text:style-name="P202"><text:text-input text:description="&lt;formatLang(daily_stat.turnover)&gt;">10.000,00</text:text-input></text:p>
          </table:table-cell>
        </table:table-row>
      </table:table>
      <text:p text:style-name="P36"><text:text-input text:description="&lt;/for&gt;">=========23) END FOR</text:text-input></text:p>
      <text:p text:style-name="P36"><text:text-input text:description="&lt;/if&gt;">========22) END IF</text:text-input></text:p>
      <text:p text:style-name="P36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71"><text:text-input text:description="&lt;formatLang(day.day,date=True)&gt;">01.01.2017</text:text-input></text:p>
          </table:table-cell>
          <table:table-cell table:style-name="Tabelle10.A1" office:value-type="string">
            <text:p text:style-name="P73"/>
          </table:table-cell>
          <table:table-cell table:style-name="Tabelle10.A1" office:value-type="string">
            <text:p text:style-name="P73"/>
          </table:table-cell>
          <table:table-cell table:style-name="Tabelle10.A1" office:value-type="string">
            <text:p text:style-name="P73"/>
          </table:table-cell>
          <table:table-cell table:style-name="Tabelle10.A1" office:value-type="string">
            <text:p text:style-name="P73"/>
          </table:table-cell>
          <table:table-cell table:style-name="Tabelle10.F1" office:value-type="string">
            <text:p text:style-name="P73"/>
          </table:table-cell>
        </table:table-row>
      </table:table>
      <text:p text:style-name="P36"><text:text-input text:description="&lt;/if&gt;">========24) END IF</text:text-input></text:p>
      <text:p text:style-name="P36"><text:text-input text:description="&lt;/for&gt;">=======21) END FOR</text:text-input></text:p>
      <text:p text:style-name="P37"><text:text-input text:description="&lt;/if&gt;">======20) END IF</text:text-input></text:p>
      <text:p text:style-name="P38"><text:text-input text:description="&lt;if test=&quot;len(stat.turnoverDetails)  &gt; 13&quot;&gt;">======25) IF product_details</text:text-input></text:p>
      <text:h text:style-name="P235" text:outline-level="2">Produkt <text:span text:style-name="T37">Statistik </text:span><text:span text:style-name="T5"><text:text-input text:description="&lt;stat.pos&gt;">POS</text:text-input></text:span><text:span text:style-name="T5"><text:line-break/></text:span><text:span text:style-name="T6">[</text:span><text:span text:style-name="T25"><text:text-input text:description="&lt;stat.name&gt;">NAME</text:text-input></text:span><text:span text:style-name="T6">]</text:span></text:h>
      <text:p text:style-name="P220"><text:span text:style-name="T47"><text:text-input text:description="&lt;for each=&quot;pgroup in groupDetail(stat.turnoverDetails)&quot;&gt;">=======26) FOR EACH pgroup</text:text-input></text:span></text:p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226"><text:span text:style-name="T48"><text:text-input text:description="&lt;pgroup.name&gt;">pgroup_name</text:text-input></text:span></text:p>
          </table:table-cell>
          <table:table-cell table:style-name="Tabelle12.A1" office:value-type="string">
            <text:p text:style-name="P228"><text:span text:style-name="T46"><text:text-input text:description="&lt;formatLang(pgroup.amount)&gt;">100.000,00</text:text-input></text:span> <text:span text:style-name="T37"><text:text-input text:description="&lt;stat.currency&gt;">CUR</text:text-input></text:span></text:p>
          </table:table-cell>
        </table:table-row>
      </table:table>
      <text:p text:style-name="P220"><text:span text:style-name="T47"><text:text-input text:description="&lt;if test=&quot;pgroup.details&quot;&gt;">========27) IF details</text:text-input></text:span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F"/>
        <table:table-row>
          <table:table-cell table:style-name="Tabelle49.A1" office:value-type="string">
            <text:p text:style-name="P223">Produkt</text:p>
          </table:table-cell>
          <table:table-cell table:style-name="Tabelle49.A1" office:value-type="string">
            <text:p text:style-name="P224">Preis <text:text-input text:description="&lt;stat.currency&gt;">CUR</text:text-input></text:p>
          </table:table-cell>
          <table:table-cell table:style-name="Tabelle49.A1" office:value-type="string">
            <text:p text:style-name="P224">Rabatt %</text:p>
          </table:table-cell>
          <table:table-cell table:style-name="Tabelle49.A1" office:value-type="string">
            <text:p text:style-name="P224">Menge</text:p>
          </table:table-cell>
          <table:table-cell table:style-name="Tabelle49.A1" office:value-type="string">
            <text:p text:style-name="P223">Einheit</text:p>
          </table:table-cell>
          <table:table-cell table:style-name="Tabelle49.F1" office:value-type="string">
            <text:p text:style-name="P224">Gesamt <text:text-input text:description="&lt;stat.currency&gt;">CUR</text:text-input></text:p>
          </table:table-cell>
        </table:table-row>
      </table:table>
      <text:p text:style-name="P220"><text:span text:style-name="T11"><text:text-input text:description="&lt;for each=&quot;detail in pgroup.details&quot;&gt;">=========28) FOR EACH detail</text:text-input></text:span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F"/>
        <table:table-row>
          <table:table-cell table:style-name="Tabelle39.A1" office:value-type="string">
            <text:p text:style-name="P102"><text:text-input text:description="&lt;detail.name&gt;">name</text:text-input></text:p>
          </table:table-cell>
          <table:table-cell table:style-name="Tabelle39.A1" office:value-type="string">
            <text:p text:style-name="P146"><text:text-input text:description="&lt;formatLang(detail.price)&gt;">1.000,00</text:text-input></text:p>
          </table:table-cell>
          <table:table-cell table:style-name="Tabelle39.A1" office:value-type="string">
            <text:p text:style-name="P75"><text:text-input text:description="&lt;formatLang(detail.discount)&gt;">100,00</text:text-input></text:p>
          </table:table-cell>
          <table:table-cell table:style-name="Tabelle39.A1" office:value-type="string">
            <text:p text:style-name="P101"><text:text-input text:description="&lt;formatDetailAmount(detail)&gt;">100.000,00</text:text-input></text:p>
          </table:table-cell>
          <table:table-cell table:style-name="Tabelle39.A1" office:value-type="string">
            <text:p text:style-name="P102"><text:text-input text:description="&lt;detail.product.uom_id.name&gt;">Pauschal</text:text-input></text:p>
          </table:table-cell>
          <table:table-cell table:style-name="Tabelle39.A1" office:value-type="string">
            <text:p text:style-name="P101"><text:text-input text:description="&lt;formatLang(detail.amount)&gt;">100.000,00</text:text-input></text:p>
          </table:table-cell>
        </table:table-row>
      </table:table>
      <text:p text:style-name="P38"><text:span text:style-name="T47"><text:text-input text:description="&lt;/for&gt;">=========28) END FOR</text:text-input></text:span></text:p>
      <text:p text:style-name="P222"><text:span text:style-name="T47"><text:text-input text:description="&lt;/if&gt;">========27) END IF</text:text-input></text:span></text:p>
      <text:p text:style-name="P222"><text:span text:style-name="T47"><text:text-input text:description="&lt;/for&gt;">=======26) END FOR</text:text-input></text:span></text:p>
      <text:p text:style-name="P38"><text:text-input text:description="&lt;/if&gt;">======25) END IF</text:text-input></text:p>
      <text:p text:style-name="P39"><text:text-input text:description="&lt;if test=&quot;print_detail and stat.details&quot;&gt;">======27) IF print_detail</text:text-input></text:p>
      <text:h text:style-name="P236" text:outline-level="2"><text:span text:style-name="T30">Verkäufe</text:span><text:span text:style-name="T4"> </text:span><text:span text:style-name="T5"><text:text-input text:description="&lt;stat.pos&gt;">POS</text:text-input></text:span><text:span text:style-name="T5"><text:line-break/>[</text:span><text:span text:style-name="T26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172">Verkauf</text:p>
          </table:table-cell>
          <table:table-cell table:style-name="Tabelle40.A1" office:value-type="string">
            <text:p text:style-name="P173">Detail</text:p>
          </table:table-cell>
          <table:table-cell table:style-name="Tabelle40.A1" office:value-type="string">
            <text:p text:style-name="P173">Steuer</text:p>
          </table:table-cell>
          <table:table-cell table:style-name="Tabelle40.A1" office:value-type="string">
            <text:p text:style-name="P173">Zahlung</text:p>
          </table:table-cell>
          <table:table-cell table:style-name="Tabelle40.E1" office:value-type="string">
            <text:p text:style-name="P174">Betrag</text:p>
          </table:table-cell>
        </table:table-row>
      </table:table>
      <text:p text:style-name="P40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24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76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78">Partner</text:p>
                </table:table-cell>
                <table:table-cell table:style-name="Tabelle42.A1" office:value-type="string">
                  <text:p text:style-name="P125"><text:text-input text:description="&lt;d.order.partner_id.name&gt;">partner</text:text-input></text:p>
                </table:table-cell>
              </table:table-row>
            </table:table>
            <text:p text:style-name="P79"><text:text-input text:description="&lt;/if&gt;">END IF</text:text-input></text:p>
            <text:p text:style-name="P82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83">Referenz</text:p>
                </table:table-cell>
                <table:table-cell table:style-name="Tabelle43.A1" office:value-type="string">
                  <text:p text:style-name="P125"><text:text-input text:description="&lt;d.order.pos_reference&gt;">pos_reference</text:text-input></text:p>
                </table:table-cell>
              </table:table-row>
            </table:table>
            <text:p text:style-name="P79"><text:text-input text:description="&lt;/if&gt;">END IF</text:text-input></text:p>
            <text:p text:style-name="P79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83">Notiz</text:p>
                </table:table-cell>
                <table:table-cell table:style-name="Tabelle44.A1" office:value-type="string">
                  <text:p text:style-name="P125"><text:text-input text:description="&lt;d.order.note&gt;">note</text:text-input></text:p>
                </table:table-cell>
              </table:table-row>
            </table:table>
            <text:p text:style-name="P79"><text:text-input text:description="&lt;/if&gt;">END IF</text:text-input></text:p>
            <text:p text:style-name="P76"><text:text-input text:description="&lt;for each=&quot;l in d.lines&quot;&gt;">FOR l</text:text-input></text:p>
            <text:p text:style-name="P76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80"><text:text-input text:description="&lt;getLineName(l.line)&gt;">line_name</text:text-input></text:p>
                  <text:p text:style-name="P80"><text:text-input text:description="&lt;if test=&quot;l.line.notice&quot;&gt;">IF notice</text:text-input></text:p>
                  <text:p text:style-name="P80"><text:text-input text:description="&lt;l.line.notice&gt;">notice</text:text-input></text:p>
                  <text:p text:style-name="P80"><text:text-input text:description="&lt;/if&gt;">END IF</text:text-input></text:p>
                </table:table-cell>
                <table:table-cell table:style-name="Tabelle45.A1" office:value-type="string">
                  <text:p text:style-name="P62"><text:span text:style-name="T24"><text:text-input text:description="&lt;formatLang(l.brutto)&gt;">100.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76"><text:text-input text:description="&lt;/if&gt;">END IF</text:text-input></text:p>
            <text:p text:style-name="P84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81"><text:text-input text:description="&lt;getLineName(l.line)&gt;">line_name</text:text-input></text:p>
                  <text:p text:style-name="P79"><text:text-input text:description="&lt;if test=&quot;l.line.notice&quot;&gt;">IF notice</text:text-input></text:p>
                  <text:p text:style-name="P79"><text:text-input text:description="&lt;l.line.notice&gt;">notice</text:text-input></text:p>
                  <text:p text:style-name="P79"><text:text-input text:description="&lt;/if&gt;">END IF</text:text-input></text:p>
                </table:table-cell>
                <table:table-cell table:style-name="Tabelle46.A1" office:value-type="string">
                  <text:p text:style-name="P63"><text:span text:style-name="T24"><text:text-input text:description="&lt;formatLang(l.brutto)&gt;">100.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77"><text:text-input text:description="&lt;/if&gt;">END IF</text:text-input></text:p>
            <text:p text:style-name="P76"><text:text-input text:description="&lt;/for&gt;">END FOR</text:text-input></text:p>
          </table:table-cell>
          <table:table-cell table:style-name="Tabelle41.B1" table:number-rows-spanned="3" office:value-type="string">
            <text:p text:style-name="P46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85"><text:text-input text:description="&lt;t[0]&gt;">Steuer 20%</text:text-input></text:p>
                </table:table-cell>
                <table:table-cell table:style-name="Tabelle47.A1" office:value-type="string">
                  <text:p text:style-name="P64"><text:span text:style-name="T24"><text:text-input text:description="&lt;formatLang(t[1])&gt;">1000,00</text:text-input></text:span> <text:span text:style-name="T21"><text:text-input text:description="&lt;stat.currency&gt;">€</text:text-input></text:span></text:p>
                </table:table-cell>
              </table:table-row>
            </table:table>
            <text:p text:style-name="P86"><text:text-input text:description="&lt;/for&gt;">END FOR</text:text-input></text:p>
          </table:table-cell>
          <table:table-cell table:style-name="Tabelle41.B1" table:number-rows-spanned="3" office:value-type="string">
            <text:p text:style-name="P87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88"><text:text-input text:description="&lt;s.journal_id.name&gt;">Bankomat</text:text-input></text:p>
                </table:table-cell>
                <table:table-cell table:style-name="Tabelle48.A1" office:value-type="string">
                  <text:p text:style-name="P65"><text:span text:style-name="T21"><text:text-input text:description="&lt;formatLang(s.amount)&gt;">100.000,00</text:text-input></text:span><text:span text:style-name="T19"> </text:span><text:span text:style-name="T21"><text:text-input text:description="&lt;stat.currency&gt;">€</text:text-input></text:span></text:p>
                </table:table-cell>
              </table:table-row>
            </table:table>
            <text:p text:style-name="P140"><text:text-input text:description="&lt;/for&gt;">END FOR</text:text-input></text:p>
          </table:table-cell>
          <table:table-cell table:style-name="Tabelle41.E1" table:number-rows-spanned="3" office:value-type="string">
            <text:p text:style-name="P126"><text:span text:style-name="T24"><text:text-input text:description="&lt;formatLang(d.order.amount_total)&gt;">100.000,00</text:text-input></text:span> <text:span text:style-name="T23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194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195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0"><text:text-input text:description="&lt;/for&gt;">=======28) END FOR</text:text-input></text:p>
      <text:p text:style-name="P41"><text:text-input text:description="&lt;/if&gt;">======27) END IF</text:text-input></text:p>
      <text:p text:style-name="P42"><text:text-input text:description="&lt;/for&gt;">=====18) END FOR</text:text-input></text:p>
      <text:p text:style-name="P43"><text:text-input text:description="&lt;/for&gt;">====14) END FOR</text:text-input></text:p>
      <text:p text:style-name="P44"><text:text-input text:description="&lt;/if&gt;">===13) END IF</text:text-input></text:p>
      <text:p text:style-name="P45"><text:text-input text:description="&lt;/for&gt;">==2) END FOR</text:text-input></text:p>
      <text:p text:style-name="P45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8</text:page-number></text:span><text:span text:style-name="MT1"> /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3-08T03:15:36.245268935</dc:date>
    <meta:editing-duration>P7DT9H36M12S</meta:editing-duration>
    <meta:editing-cycles>646</meta:editing-cycles>
    <meta:generator>LibreOffice/4.2.8.2$Linux_X86_64 LibreOffice_project/420m0$Build-2</meta:generator>
    <meta:document-statistic meta:table-count="48" meta:image-count="0" meta:object-count="0" meta:page-count="8" meta:paragraph-count="376" meta:word-count="1560" meta:character-count="5261" meta:non-whitespace-character-count="4850"/>
  </office:meta>
</office:document-meta>
</file>